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paragraph-rsid="00193c15"/>
    </style:style>
    <style:style style:name="P2" style:family="paragraph" style:parent-style-name="Header">
      <style:text-properties officeooo:rsid="000b65f6" officeooo:paragraph-rsid="000b65f6"/>
    </style:style>
    <style:style style:name="P3" style:family="paragraph" style:parent-style-name="Standard">
      <style:paragraph-properties fo:text-align="start" style:justify-single-word="false"/>
      <style:text-properties officeooo:rsid="0010de4f" officeooo:paragraph-rsid="001f6d44"/>
    </style:style>
    <style:style style:name="P4" style:family="paragraph" style:parent-style-name="Standard">
      <style:paragraph-properties fo:text-align="start" style:justify-single-word="false"/>
      <style:text-properties officeooo:rsid="0010de4f" officeooo:paragraph-rsid="00207ad2"/>
    </style:style>
    <style:style style:name="T1" style:family="text">
      <style:text-properties officeooo:rsid="0010de4f"/>
    </style:style>
    <style:style style:name="T2" style:family="text">
      <style:text-properties officeooo:rsid="00117b9f"/>
    </style:style>
    <style:style style:name="T3" style:family="text">
      <style:text-properties officeooo:rsid="00131112"/>
    </style:style>
    <style:style style:name="T4" style:family="text">
      <style:text-properties officeooo:rsid="0013cf1f"/>
    </style:style>
    <style:style style:name="T5" style:family="text">
      <style:text-properties officeooo:rsid="001516b4"/>
    </style:style>
    <style:style style:name="T6" style:family="text">
      <style:text-properties officeooo:rsid="0016ef18"/>
    </style:style>
    <style:style style:name="T7" style:family="text">
      <style:text-properties officeooo:rsid="00185e62"/>
    </style:style>
    <style:style style:name="T8" style:family="text">
      <style:text-properties officeooo:rsid="00193c15"/>
    </style:style>
    <style:style style:name="T9" style:family="text">
      <style:text-properties officeooo:rsid="001b1c11"/>
    </style:style>
    <style:style style:name="T10" style:family="text">
      <style:text-properties officeooo:rsid="001c9ec4"/>
    </style:style>
    <style:style style:name="T11" style:family="text">
      <style:text-properties officeooo:rsid="001efe41"/>
    </style:style>
    <style:style style:name="T12" style:family="text">
      <style:text-properties officeooo:rsid="001f6d44"/>
    </style:style>
    <style:style style:name="T13" style:family="text">
      <style:text-properties officeooo:rsid="001fcd85"/>
    </style:style>
    <style:style style:name="T14" style:family="text">
      <style:text-properties officeooo:rsid="00207ad2"/>
    </style:style>
    <style:style style:name="T15" style:family="text">
      <style:text-properties officeooo:rsid="00219d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rdered set of integers format AG85OSIF<text:span text:style-name="T11">2</text:span></text:p>
      <text:p text:style-name="P1">by Arthur Golubev 19850316</text:p>
      <text:p text:style-name="Subtitle">2025-08-18</text:p>
      <text:p text:style-name="Standard">Ordered set of integers format AG85OSIF<text:span text:style-name="T12">2</text:span> <text:span text:style-name="T1">is </text:span><text:span text:style-name="T9">as</text:span><text:span text:style-name="T4"> follow</text:span><text:span text:style-name="T9">s</text:span><text:span text:style-name="T1">:</text:span></text:p>
      <text:p text:style-name="P3"><text:span text:style-name="T14">1</text:span><text:span text:style-name="T6">.</text:span> <text:span text:style-name="T2">Part </text:span><text:span text:style-name="T14">1</text:span><text:span text:style-name="T2"> – in custom format set of </text:span><text:span text:style-name="T12">pairs of </text:span><text:span text:style-name="T2">numbers each of which is </text:span><text:span text:style-name="T14">of the following items</text:span><text:span text:style-name="T2">:</text:span></text:p>
      <text:p text:style-name="P3"><text:span text:style-name="T2"><text:tab/></text:span><text:span text:style-name="T12">Item 1:</text:span><text:span text:style-name="T2"> position in list of </text:span><text:span text:style-name="T7">integers</text:span><text:span text:style-name="T2"> of </text:span><text:span text:style-name="T7">P</text:span><text:span text:style-name="T2">art </text:span><text:span text:style-name="T7">3</text:span><text:span text:style-name="T2"> starting from which size </text:span><text:span text:style-name="T3">of</text:span><text:span text:style-name="T2"> the </text:span><text:span text:style-name="T7">integers</text:span><text:span text:style-name="T2"> of </text:span><text:span text:style-name="T7">P</text:span><text:span text:style-name="T2">art </text:span><text:span text:style-name="T7">3</text:span><text:span text:style-name="T5"> </text:span><text:span text:style-name="T3">increments </text:span><text:span text:style-name="T10">by </text:span><text:span text:style-name="T12">Item 2 </text:span><text:span text:style-name="T15">value of the pair</text:span><text:span text:style-name="T2">;</text:span></text:p>
      <text:p text:style-name="P3"><text:tab/><text:span text:style-name="T12">Item 2: the value of increment of size of integers of Part 3 on position Item 1 </text:span><text:span text:style-name="T15">value</text:span><text:span text:style-name="T12"> of the pair;</text:span></text:p>
      <text:p text:style-name="P4"><text:span text:style-name="T14">2</text:span>.<text:span text:style-name="T6"> optional </text:span><text:span text:style-name="T9">to be specified</text:span><text:span text:style-name="T6">, by default</text:span><text:span text:style-name="T8"> is</text:span><text:span text:style-name="T6"> 1, Part </text:span><text:span text:style-name="T15">2</text:span><text:span text:style-name="T6"> </text:span><text:span text:style-name="T2">– </text:span><text:span text:style-name="T10">s</text:span><text:span text:style-name="T6">tarting </text:span><text:span text:style-name="T10">s</text:span><text:span text:style-name="T6">ize </text:span><text:span text:style-name="T10">o</text:span><text:span text:style-name="T6">f </text:span><text:span text:style-name="T10">n</text:span><text:span text:style-name="T6">umbers </text:span><text:span text:style-name="T10">o</text:span><text:span text:style-name="T6">f </text:span><text:span text:style-name="T10">P</text:span><text:span text:style-name="T6">art 3;</text:span></text:p>
      <text:p text:style-name="P3"><text:span text:style-name="T14">3</text:span>. <text:span text:style-name="T2">Part </text:span><text:span text:style-name="T6">3</text:span><text:span text:style-name="T2"> – </text:span><text:span text:style-name="T7">set of integers </text:span><text:span text:style-name="T9">of the sizes </text:span><text:span text:style-name="T10">as follows: </text:span><text:span text:style-name="T3">starting with </text:span><text:span text:style-name="T10">size </text:span><text:span text:style-name="T8">P</text:span><text:span text:style-name="T6">art </text:span><text:span text:style-name="T15">2</text:span><text:span text:style-name="T5"> </text:span><text:span text:style-name="T7">and incrementing size </text:span><text:span text:style-name="T12">on positions </text:span><text:span text:style-name="T7">Part </text:span><text:span text:style-name="T15">1</text:span><text:span text:style-name="T7"> </text:span><text:span text:style-name="T12">Item 1 </text:span><text:span text:style-name="T9">by </text:span><text:span text:style-name="T12">values of corresponded Part </text:span><text:span text:style-name="T15">1</text:span><text:span text:style-name="T12"> Item 2</text:span><text:span text:style-name="T2">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65f6" officeooo:paragraph-rsid="000b65f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age <text:page-number text:select-page="current">1</text:page-number><text:s/>of <text:page-count>1</text:page-count>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9:07:38.633572164</meta:creation-date>
    <dc:date>2025-08-18T22:37:54.047982947</dc:date>
    <meta:editing-duration>PT3H9M41S</meta:editing-duration>
    <meta:editing-cycles>16</meta:editing-cycles>
    <meta:generator>LibreOffice/24.2.7.2$Linux_X86_64 LibreOffice_project/420$Build-2</meta:generator>
    <meta:print-date>2025-08-18T20:54:13.303161090</meta:print-date>
    <meta:printed-by>PDF files</meta:printed-by>
    <meta:document-statistic meta:table-count="0" meta:image-count="0" meta:object-count="0" meta:page-count="1" meta:paragraph-count="10" meta:word-count="143" meta:character-count="731" meta:non-whitespace-character-count="593"/>
  </office:meta>
</office:document-meta>
</file>